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9327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3.1299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6.705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11">
            <text:p>05/11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EG.ACK ← 0;</text:p>
            <text:p><text:s text:c="2"/>SND.UNA ← ISS;</text:p>
            <text:p><text:s text:c="2"/>SND.NXT ← ISS + 1;</text:p>
            <text:p/>
            <text:p>Else: </text:p>
            <text:p><text:s text:c="2"/>SEG.SEQ ← SND.NXT;</text:p>
            <text:p><text:s text:c="2"/>SND.NXT ← SND.NXT + SEQ.LEN;</text:p>
            <text:p><text:s text:c="2"/>SEG.ACK ← RCV.NXT;</text:p>
            <text:p><text:s text:c="2"/>SEG.isAck ← True;</text:p>
            <text:p><text:s text:c="2"/></text:p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 text:c="2"/>SND.NXT ← SND.UNA + SEG.LEN;</text:p>
            <text:p><text:s text:c="2"/>SEG.SEQ ← SND.UNA;</text:p>
            <text:p><text:s text:c="2"/>If ack:</text:p>
            <text:p><text:s text:c="4"/>SEG.ACK ← RCV.NXT;</text:p>
            <text:p><text:s text:c="4"/>SEG.isAck ← True;</text:p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4">if my timer &amp;&amp;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office:value-type="string"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2"/></text:p>
            <text:p/>
            <text:p/>
            <text:p>If ACK &amp;&amp; SND.UNA &lt;= SEG.ACK &lt;= SND.NXT:</text:p>
            <text:p><text:s text:c="2"/>Valid ack</text:p>
            <text:p>Else:</text:p>
            <text:p><text:s text:c="2"/>reliability();</text:p>
            <text:p><text:s text:c="2"/>Return;</text:p>
            <text:p/>
            <text:p/>
            <text:p/>
            <text:p># this is the validity checks defined on page 69 of the RFC 793.</text:p>
            <text:p># the only other thing this check will need to do is if no context exists (we are in the Accept state),</text:p>
            <text:p># return true</text:p>
            <text:p>If NOT R.is_valid(window size):</text:p>
            <text:p><text:s text:c="4"/>Send ack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receive buffer not empty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M.state() == ESTABLISHED &amp;&amp; if SND.UNA &lt; SEG.ACK &lt;= SND.NXT:</text:p>
            <text:p><text:s text:c="2"/>congestion_control()</text:p>
            <text:p/>
            <text:p>assert(the total of RCV.NXT and RCV.WND is not reduced) # page 74</text:p>
            <text:p/>
            <text:p><text:span text:style-name="T3"># This needs to happen after all calls to all modules</text:span></text:p>
            <text:p><text:span text:style-name="T3">If saved CloseEvent &amp;&amp; send buffer is empt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Update timer according to RFC 2988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Duplicate strictly less than SND.UNA</text:p>
            <text:p><text:span text:style-name="T2">Else if ACK &amp;&amp; SEG.ACK &lt; SND.UNA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0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data or FIN or SYN:</text:p>
            <text:p><text:s text:c="2"/>RCV.NXT ← SEG.SEQ + (FIN or SYN ? 1 : SEG.LEN);</text:p>
            <text:p><text:s text:c="2"/>If data:</text:p>
            <text:p><text:s text:c="4"/>Save data in receive buffer;</text:p>
            <text:p><text:s text:c="4"/>[ReceiveBufferNotEmpty];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 (put packet in CEE?)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1"/>
        </table:table-row>
        <table:table-row table:style-name="ro9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/>Dispatch [ReceiveBufferNotFull]</text:p>
          </table:table-cell>
          <table:table-cell table:number-columns-repeated="1021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receive buffer is empty: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<text:s/>Dispatch [ReceiveBufferNotFull]</text:p>
            <text:p>Else:</text:p>
            <text:p><text:s/>Save the ReceiveEvent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50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05/11/2011</text:date>, <text:time>12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1T12:34:24</dc:date>
    <dc:creator>Randy Buck</dc:creator>
    <meta:editing-duration>PT487H00M41S</meta:editing-duration>
    <meta:editing-cycles>212</meta:editing-cycles>
    <meta:generator>OpenOffice.org/3.2$Unix OpenOffice.org_project/320m12$Build-9483</meta:generator>
    <meta:printed-by>Randy Buck</meta:printed-by>
    <meta:print-date>2011-05-11T12:11:40</meta:print-date>
    <meta:document-statistic meta:table-count="3" meta:cell-count="42" meta:object-count="0"/>
  </office:meta>
</office:document-meta>
</file>